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Standard">
      <style:text-properties officeooo:paragraph-rsid="000a092d"/>
    </style:style>
    <style:style style:name="P2" style:family="paragraph" style:parent-style-name="Text_20_body">
      <style:text-properties style:font-name="Times New Roman" officeooo:paragraph-rsid="000a092d"/>
    </style:style>
    <style:style style:name="P3" style:family="paragraph" style:parent-style-name="Text_20_body">
      <style:text-properties officeooo:paragraph-rsid="000a092d"/>
    </style:style>
    <style:style style:name="P4" style:family="paragraph" style:parent-style-name="Table_20_Contents">
      <style:text-properties style:font-name="Trebuchet MS" officeooo:rsid="0020c7a7" officeooo:paragraph-rsid="000cc770"/>
    </style:style>
    <style:style style:name="P5" style:family="paragraph" style:parent-style-name="Table_20_Contents">
      <style:text-properties style:font-name="Times New Roman" fo:font-size="12pt" officeooo:rsid="0020c7a7" officeooo:paragraph-rsid="000a092d" style:font-size-asian="12pt" style:font-size-complex="12pt"/>
    </style:style>
    <style:style style:name="P6" style:family="paragraph" style:parent-style-name="Standard">
      <style:text-properties style:font-name="Trebuchet MS" style:text-underline-style="none" fo:font-weight="normal" officeooo:rsid="000909ac" officeooo:paragraph-rsid="000e7532" style:font-weight-asian="normal" style:font-weight-complex="normal"/>
    </style:style>
    <style:style style:name="P7" style:family="paragraph" style:parent-style-name="Text_20_body" style:list-style-name="L1">
      <style:text-properties officeooo:paragraph-rsid="000cc770"/>
    </style:style>
    <style:style style:name="P8" style:family="paragraph" style:parent-style-name="Text_20_body" style:list-style-name="L1">
      <style:text-properties officeooo:rsid="000a4e2b" officeooo:paragraph-rsid="000cc770"/>
    </style:style>
    <style:style style:name="P9" style:family="paragraph" style:parent-style-name="Text_20_body" style:list-style-name="L1">
      <style:text-properties officeooo:rsid="000d5216" officeooo:paragraph-rsid="000cc770"/>
    </style:style>
    <style:style style:name="P10" style:family="paragraph" style:parent-style-name="Text_20_body" style:list-style-name="L1">
      <style:text-properties officeooo:rsid="000d2b30" officeooo:paragraph-rsid="000cc770"/>
    </style:style>
    <style:style style:name="P11" style:family="paragraph" style:parent-style-name="Table_20_Contents">
      <style:text-properties style:font-name="Times New Roman" fo:font-style="italic" officeooo:rsid="000d5216" officeooo:paragraph-rsid="000cc770" style:font-style-asian="italic" style:font-style-complex="italic"/>
    </style:style>
    <style:style style:name="T1" style:family="text">
      <style:text-properties officeooo:rsid="000d2b30"/>
    </style:style>
    <style:style style:name="T2" style:family="text">
      <style:text-properties officeooo:rsid="000909ac"/>
    </style:style>
    <style:style style:name="T3" style:family="text">
      <style:text-properties fo:font-weight="bold" officeooo:rsid="000909ac" style:font-weight-asian="bold" style:font-weight-complex="bold"/>
    </style:style>
    <style:style style:name="T4" style:family="text">
      <style:text-properties fo:font-weight="bold" officeooo:rsid="00116d4d" style:font-weight-asian="bold" style:font-weight-complex="bold"/>
    </style:style>
    <style:style style:name="T5" style:family="text">
      <style:text-properties style:font-name="Times New Roman" fo:font-style="normal" officeooo:rsid="000909ac" style:font-style-asian="normal" style:font-style-complex="normal"/>
    </style:style>
    <style:style style:name="T6" style:family="text">
      <style:text-properties style:font-name="Times New Roman" fo:font-style="italic" officeooo:rsid="000d2b30" style:font-style-asian="italic" style:font-style-complex="italic"/>
    </style:style>
    <style:style style:name="T7" style:family="text">
      <style:text-properties style:font-name="Times New Roman" fo:font-style="italic" officeooo:rsid="000cd356" style:font-style-asian="italic" style:font-style-complex="italic"/>
    </style:style>
    <style:style style:name="T8" style:family="text">
      <style:text-properties officeooo:rsid="000fd194"/>
    </style:style>
    <style:style style:name="T9" style:family="text">
      <style:text-properties officeooo:rsid="00145115"/>
    </style:style>
    <style:style style:name="T10" style:family="text">
      <style:text-properties officeooo:rsid="000a4e2b"/>
    </style:style>
    <style:style style:name="T11" style:family="text">
      <style:text-properties officeooo:rsid="000afec0"/>
    </style:style>
    <style:style style:name="T12" style:family="text">
      <style:text-properties officeooo:rsid="000cd356"/>
    </style:style>
    <style:style style:name="T13" style:family="text">
      <style:text-properties officeooo:rsid="000d5216"/>
    </style:style>
    <style:style style:name="T14" style:family="text">
      <style:text-properties officeooo:rsid="000da5f3"/>
    </style:style>
    <style:style style:name="T15" style:family="text">
      <style:text-properties officeooo:rsid="000e7532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5"><text:span text:style-name="T3">Richiesta tirocinanti </text:span><text:span text:style-name="T4">eventi speciali</text:span></text:p>
          </table:table-cell>
        </table:table-row>
        <table:table-row table:style-name="Tabella1.2">
          <table:table-cell table:style-name="Tabella1.A2" office:value-type="string">
            <text:p text:style-name="P3">Istanza degli attori partecipanti</text:p>
          </table:table-cell>
          <table:table-cell table:style-name="Tabella1.B2" office:value-type="string">
            <text:p text:style-name="P4"><text:span text:style-name="T5">Nicola – </text:span><text:span text:style-name="T6">impiegato </text:span><text:span text:style-name="T7">asilo</text:span></text:p>
            <text:p text:style-name="P11">Andrea – impiegato di Scienze della Formazione</text:p>
          </table:table-cell>
        </table:table-row>
        <table:table-row table:style-name="Tabella1.3">
          <table:table-cell table:style-name="Tabella1.A2" office:value-type="string">
            <text:p text:style-name="P2">Flusso degli eventi </text:p>
          </table:table-cell>
          <table:table-cell table:style-name="Tabella1.B2" office:value-type="string">
            <text:list xml:id="list31499663" text:style-name="L1">
              <text:list-item>
                <text:p text:style-name="P7"><text:span text:style-name="T2">Nicola, </text:span><text:span text:style-name="T12">impiegato dell'asilo, deve effettuare una richiesta straordinaria di tirocinanti </text:span><text:span text:style-name="T13">perché si deve verificare una riunione con i genitori e c'è bisogno della presenza di altri tirocinanti</text:span></text:p>
              </text:list-item>
              <text:list-item>
                <text:p text:style-name="P7"><text:span text:style-name="T12">Nicola</text:span> si connette a<text:span text:style-name="T1">lla rete </text:span><text:span text:style-name="T12">e </text:span><text:span text:style-name="T1">accede al sito dell'asilo Mazzetti</text:span></text:p>
              </text:list-item>
              <text:list-item>
                <text:p text:style-name="P7">Nicola inserisce <text:span text:style-name="T1">username e password per la sua autenticazione</text:span></text:p>
              </text:list-item>
              <text:list-item>
                <text:p text:style-name="P7">Sceglie l'area del sito <text:span text:style-name="T9">riguardante la</text:span><text:span text:style-name="T10"> </text:span><text:span text:style-name="T13">richiesta di tirocinanti per eventi speciali.</text:span></text:p>
              </text:list-item>
              <text:list-item>
                <text:p text:style-name="P7">Nicola <text:span text:style-name="T11">compila il form inserendo</text:span><text:span text:style-name="T8"> </text:span><text:span text:style-name="T13">i giorni in cui è necessaria la presenza, con le informazioni dell'evento </text:span><text:span text:style-name="T10">e sottomette al sistema</text:span></text:p>
                <text:list>
                  <text:list-item>
                    <text:p text:style-name="P8">Il sistema invia l'email <text:span text:style-name="T13">alla segreteria di Scienze della Formazione per la richiesta di tirocinanti</text:span></text:p>
                  </text:list-item>
                </text:list>
              </text:list-item>
              <text:list-item>
                <text:p text:style-name="P9">Nicola riceve la notifica che l'email è stata inviata</text:p>
              </text:list-item>
              <text:list-item>
                <text:p text:style-name="P9">Nicola si disco<text:span text:style-name="T14">n</text:span>nette dal sistema.</text:p>
              </text:list-item>
              <text:list-item>
                <text:p text:style-name="P9">Andrea, impiegato di Scienze della Formazione, riceve l'email di richiesta tirocinanti e contatta i tirocinanti per la convocazione.</text:p>
                <text:list>
                  <text:list-item>
                    <text:p text:style-name="P9">Il sistema notifica l'invio dell'email.</text:p>
                  </text:list-item>
                </text:list>
              </text:list-item>
              <text:list-item>
                <text:p text:style-name="P10">Andrea si disconnette dal sistema.</text:p>
              </text:list-item>
            </text:list>
          </table:table-cell>
        </table:table-row>
      </table:table>
      <text:p text:style-name="P6"><text:span text:style-name="T15">SC 5: Nicola, impiegato asilo, effettua una richiesta per avere ulteriori tirocinanti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03:40.62</meta:creation-date>
    <dc:date>2012-10-25T11:36:56.38</dc:date>
    <meta:editing-duration>PT11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84" meta:character-count="1210" meta:non-whitespace-character-count="1053"/>
  </office:meta>
</office:document-meta>
</file>